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5.689cm"/>
    </style:style>
    <style:style style:name="Tableau1.D" style:family="table-column">
      <style:table-column-properties style:column-width="3.096cm"/>
    </style:style>
    <style:style style:name="Tableau1.E" style:family="table-column">
      <style:table-column-properties style:column-width="3.598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1"/>
    </style:style>
    <style:style style:name="P2" style:family="paragraph" style:parent-style-name="Footer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28ef0e" officeooo:paragraph-rsid="0028ef0e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Times New Roman" fo:font-size="12pt" officeooo:rsid="0039cbcf" officeooo:paragraph-rsid="0039cbcf" style:font-size-asian="12pt" style:font-name-complex="Times New Roman1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officeooo:rsid="0039cbcf" officeooo:paragraph-rsid="0039cbcf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officeooo:paragraph-rsid="00213f8b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officeooo:rsid="000be4fc" officeooo:paragraph-rsid="00213f8b" style:font-size-asian="12pt" style:font-name-complex="Times New Roman1" style:font-size-complex="12pt"/>
    </style:style>
    <style:style style:name="P8" style:family="paragraph" style:parent-style-name="Standard">
      <style:paragraph-properties fo:margin-left="10.753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Header">
      <style:text-properties style:font-name="Times new roman" fo:font-size="11pt" fo:font-weight="bold" officeooo:rsid="0034fee7" officeooo:paragraph-rsid="0034fee7" fo:background-color="transparent" style:font-size-asian="11pt" style:font-weight-asian="bold" style:font-size-complex="11pt" style:font-weight-complex="bold"/>
    </style:style>
    <style:style style:name="P10" style:family="paragraph" style:parent-style-name="Header">
      <style:text-properties style:font-name="Times new roman" fo:font-size="11pt" fo:font-style="normal" fo:font-weight="bold" officeooo:rsid="0034fee7" officeooo:paragraph-rsid="0034fee7" fo:background-color="transparent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Header">
      <style:text-properties style:font-name="Times new Roman" fo:font-size="11pt" fo:font-weight="normal" officeooo:rsid="00360380" officeooo:paragraph-rsid="00360380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Times new Roman" fo:font-size="11pt" fo:font-weight="normal" officeooo:rsid="00389a5c" officeooo:paragraph-rsid="00389a5c" fo:background-color="transparent" style:font-size-asian="11pt" style:font-weight-asian="normal" style:font-name-complex="Times New Roman1" style:font-size-complex="11pt" style:font-weight-complex="normal"/>
    </style:style>
    <style:style style:name="P14" style:family="paragraph" style:parent-style-name="Table_20_Contents">
      <style:text-properties style:font-name="Times new Roman" fo:font-size="11pt" fo:font-weight="normal" officeooo:rsid="00375310" officeooo:paragraph-rsid="00375310" fo:background-color="transparent" style:font-size-asian="11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33f345" style:font-size-asian="12pt" style:font-weight-asian="bold" style:font-name-complex="Times New Roman1" style:font-size-complex="12pt"/>
    </style:style>
    <style:style style:name="T3" style:family="text">
      <style:text-properties style:text-underline-style="solid" style:text-underline-width="auto" style:text-underline-color="font-color" officeooo:rsid="0034df13"/>
    </style:style>
    <style:style style:name="T4" style:family="text">
      <style:text-properties officeooo:rsid="003555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c53d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normal" officeooo:rsid="0038c53d" style:font-weight-asian="normal" style:font-weight-complex="normal"/>
    </style:style>
    <style:style style:name="T10" style:family="text">
      <style:text-properties style:font-name="Times new Roman" officeooo:rsid="003555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ОТЧЕТ О ПРОДЕЛАННОЙ РАБОТЕ _ </text:span><text:span text:style-name="T2">{fio}</text:span></text:p>
      <text:p text:style-name="P8">Дата:<text:span text:style-name="T3">{date}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№</text:p>
          </table:table-cell>
          <table:table-cell table:style-name="Tableau1.A1" office:value-type="string">
            <text:p text:style-name="P3">Задача</text:p>
          </table:table-cell>
          <table:table-cell table:style-name="Tableau1.A1" office:value-type="string">
            <text:p text:style-name="P3">Описание</text:p>
          </table:table-cell>
          <table:table-cell table:style-name="Tableau1.A1" office:value-type="string">
            <text:p text:style-name="P3">Статус</text:p>
          </table:table-cell>
          <table:table-cell table:style-name="Tableau1.E1" office:value-type="string">
            <text:p text:style-name="P3">Примечание</text:p>
          </table:table-cell>
        </table:table-row>
        <table:table-row>
          <table:table-cell table:style-name="Tableau1.A2" office:value-type="string">
            <text:p text:style-name="P9"><text:span text:style-name="Source_20_Text"><text:span text:style-name="T7">[!-- BEGIN row.articles --]</text:span></text:span><text:span text:style-name="Source_20_Text"><text:span text:style-name="T10">{n}</text:span></text:span></text:p>
          </table:table-cell>
          <table:table-cell table:style-name="Tableau1.B2" office:value-type="string">
            <text:p text:style-name="P12">{task}</text:p>
          </table:table-cell>
          <table:table-cell table:style-name="Tableau1.C2" office:value-type="string">
            <text:p text:style-name="P14">{description}</text:p>
          </table:table-cell>
          <table:table-cell table:style-name="Tableau1.D2" office:value-type="string">
            <text:p text:style-name="P13">{status}</text:p>
          </table:table-cell>
          <table:table-cell table:style-name="Tableau1.E2" office:value-type="string">
            <text:p text:style-name="P10"><text:span text:style-name="Source_20_Text"><text:span text:style-name="T9">{note}</text:span></text:span><text:span text:style-name="Source_20_Text"><text:span text:style-name="T8">[!-- END row.articles --]</text:span></text:span></text:p>
          </table:table-cell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{post}</text:p>
          </table:table-cell>
          <table:table-cell table:style-name="Таблица1.A1" office:value-type="string">
            <text:p text:style-name="P5">{fio}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1"/>
    </style:style>
    <style:style style:name="MP2" style:family="paragraph" style:parent-style-name="Footer">
      <style:text-properties style:font-name="Times New Roman" fo:font-size="10pt" fo:font-style="italic" style:font-size-asian="10pt" style:font-style-asian="italic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1.499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КГБУЗ КККОД им.А.И. Крыжановского</text:p>
        <text:p text:style-name="MP1">ОМЦ </text:p>
        <text:p text:style-name="MP1">Отдел АСУ и ИТ</text:p>
        <text:p text:style-name="Header"/>
      </style:header>
      <style:footer>
        <text:p text:style-name="MP2">Подается ежедневно до 16:40 заведующему ОМЦ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56</meta:editing-cycles>
    <meta:print-date>2014-07-14T03:43:00</meta:print-date>
    <meta:creation-date>2014-07-14T03:50:00</meta:creation-date>
    <dc:date>2014-10-06T14:32:45.056346910</dc:date>
    <meta:editing-duration>PT46M24S</meta:editing-duration>
    <meta:generator>LibreOffice/4.2.6.3$Linux_x86 LibreOffice_project/420m0$Build-3</meta:generator>
    <meta:document-statistic meta:table-count="2" meta:image-count="0" meta:object-count="0" meta:page-count="1" meta:paragraph-count="18" meta:word-count="42" meta:character-count="270" meta:non-whitespace-character-count="2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